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Обычный" style:font-family-generic="swiss" style:font-pitch="variable"/>
  </office:font-face-decls>
  <office:automatic-styles>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Безымянный2" style:list-style-name="L12"/>
    <style:style style:name="T1" style:family="text">
      <style:text-properties style:text-position="super 58%"/>
    </style:style>
    <style:style style:name="T2" style:family="text">
      <style:text-properties style:text-underline-style="none"/>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etwork protocol for “Sodalis Project” version 2</text:p>
      <text:p text:style-name="Marginalia">The 23<text:span text:style-name="T1">th</text:span> – 24<text:span text:style-name="T1">th</text:span> of January 2006, second edition.</text:p>
      <text:p text:style-name="Marginalia">Code: «sodalisnpv2»</text:p>
      <text:p text:style-name="Text_20_body">All notices, disadvantages, suggestions and mistakes of this protocol might be sent on email <text:a xlink:type="simple" xlink:href="mailto:kane@mail.berlios.de">kane@mail.berlios.de</text:a> with the title “sodalis” or told in IRC #sodalis@irc.lv.</text:p>
      <text:table-of-content text:style-name="Sect1" text:protected="true" text:name="Оглавление1">
        <text:table-of-content-source text:outline-level="3" text:use-index-marks="false">
          <text:index-title-template text:style-name="Contents_20_Heading">Content</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Оглавление1_Head">
            <text:p text:style-name="P1">Content</text:p>
          </text:index-title>
          <text:p text:style-name="P2"><text:s/>1 <text:a xlink:type="simple" xlink:href="#1.Denominations and agreements|outline" text:style-name="Internet_20_link" text:visited-style-name="Internet_20_link">Denominations and agreements</text:a><text:tab/>3</text:p>
          <text:p text:style-name="P3"><text:s/>1.1 <text:a xlink:type="simple" xlink:href="#1.1.Denominations|outline" text:style-name="Internet_20_link" text:visited-style-name="Internet_20_link">Denominations</text:a><text:tab/>3</text:p>
          <text:p text:style-name="P3"><text:s/>1.2 <text:a xlink:type="simple" xlink:href="#1.2.Agreements|outline" text:style-name="Internet_20_link" text:visited-style-name="Internet_20_link">Agreements</text:a><text:tab/>3</text:p>
          <text:p text:style-name="P3"><text:s/>1.3 <text:a xlink:type="simple" xlink:href="#1.3.Definitions|outline" text:style-name="Internet_20_link" text:visited-style-name="Internet_20_link">Definitions</text:a><text:tab/>3</text:p>
          <text:p text:style-name="P2"><text:s/>2 <text:a xlink:type="simple" xlink:href="#2.Connection and authorization|outline" text:style-name="Internet_20_link" text:visited-style-name="Internet_20_link">Connection and authorization</text:a><text:tab/>3</text:p>
          <text:p text:style-name="P2"><text:s/>3 <text:a xlink:type="simple" xlink:href="#3.Server controlling|outline" text:style-name="Internet_20_link" text:visited-style-name="Internet_20_link">Server controlling</text:a><text:tab/>4</text:p>
          <text:p text:style-name="P3"><text:s/>3.1 <text:a xlink:type="simple" xlink:href="#3.1.STOP|outline" text:style-name="Internet_20_link" text:visited-style-name="Internet_20_link">STOP</text:a><text:tab/>4</text:p>
          <text:p text:style-name="P3"><text:s/>3.2 <text:a xlink:type="simple" xlink:href="#3.2.BREAK|outline" text:style-name="Internet_20_link" text:visited-style-name="Internet_20_link">BREAK</text:a><text:tab/>4</text:p>
          <text:p text:style-name="P2"><text:s/>4 <text:a xlink:type="simple" xlink:href="#4.Lists|outline" text:style-name="Internet_20_link" text:visited-style-name="Internet_20_link">Lists</text:a><text:tab/>4</text:p>
          <text:p text:style-name="P3"><text:s/>4.1 <text:a xlink:type="simple" xlink:href="#4.1.LSM|outline" text:style-name="Internet_20_link" text:visited-style-name="Internet_20_link">LSM</text:a><text:tab/>4</text:p>
          <text:p text:style-name="P3"><text:s/>4.2 <text:a xlink:type="simple" xlink:href="#4.2.LSF|outline" text:style-name="Internet_20_link" text:visited-style-name="Internet_20_link">LSF</text:a><text:tab/>5</text:p>
          <text:p text:style-name="P3"><text:s/>4.3 <text:a xlink:type="simple" xlink:href="#4.3.LSG|outline" text:style-name="Internet_20_link" text:visited-style-name="Internet_20_link">LSG</text:a><text:tab/>5</text:p>
          <text:p text:style-name="P3"><text:s/>4.4 <text:a xlink:type="simple" xlink:href="#4.4.LSINV|outline" text:style-name="Internet_20_link" text:visited-style-name="Internet_20_link">LSINV</text:a><text:tab/>5</text:p>
          <text:p text:style-name="P3"><text:s/>4.5 <text:a xlink:type="simple" xlink:href="#4.5.LSPH|outline" text:style-name="Internet_20_link" text:visited-style-name="Internet_20_link">LSPH</text:a><text:tab/>6</text:p>
          <text:p text:style-name="P3"><text:s/>4.6 <text:a xlink:type="simple" xlink:href="#4.6.LSPA|outline" text:style-name="Internet_20_link" text:visited-style-name="Internet_20_link">LSPA</text:a><text:tab/>6</text:p>
          <text:p text:style-name="P2"><text:s/>5 <text:a xlink:type="simple" xlink:href="#5.Общие запросы, возможности|outline" text:style-name="Internet_20_link" text:visited-style-name="Internet_20_link">Общие запросы, возможности</text:a><text:tab/>6</text:p>
          <text:p text:style-name="P3"><text:s/>5.1 <text:a xlink:type="simple" xlink:href="#5.1.Обобщение|outline" text:style-name="Internet_20_link" text:visited-style-name="Internet_20_link">Обобщение</text:a><text:tab/>6</text:p>
          <text:p text:style-name="P4"><text:s/>5.1.1 <text:a xlink:type="simple" xlink:href="#5.1.1.Ошибки|outline" text:style-name="Internet_20_link" text:visited-style-name="Internet_20_link">Ошибки</text:a><text:tab/>7</text:p>
          <text:p text:style-name="P3"><text:s/>5.2 <text:a xlink:type="simple" xlink:href="#5.2.Сообщения|outline" text:style-name="Internet_20_link" text:visited-style-name="Internet_20_link">Сообщения</text:a><text:tab/>7</text:p>
          <text:p text:style-name="P4"><text:s/>5.2.1 <text:a xlink:type="simple" xlink:href="#5.2.1.MSGU|outline" text:style-name="Internet_20_link" text:visited-style-name="Internet_20_link">MSGU</text:a><text:tab/>7</text:p>
          <text:p text:style-name="P4"><text:s/>5.2.2 <text:a xlink:type="simple" xlink:href="#5.2.2.MSGG|outline" text:style-name="Internet_20_link" text:visited-style-name="Internet_20_link">MSGG</text:a><text:tab/>7</text:p>
          <text:p text:style-name="P4"><text:s/>5.2.3 <text:a xlink:type="simple" xlink:href="#5.2.3.MSGD|outline" text:style-name="Internet_20_link" text:visited-style-name="Internet_20_link">MSGD</text:a><text:tab/>7</text:p>
          <text:p text:style-name="P3"><text:s/>5.3 <text:a xlink:type="simple" xlink:href="#5.3.Друзья и группы|outline" text:style-name="Internet_20_link" text:visited-style-name="Internet_20_link">Друзья и группы</text:a><text:tab/>8</text:p>
          <text:p text:style-name="P4"><text:s/>5.3.1 <text:a xlink:type="simple" xlink:href="#5.3.1.INVITE|outline" text:style-name="Internet_20_link" text:visited-style-name="Internet_20_link">INVITE</text:a><text:tab/>8</text:p>
          <text:p text:style-name="P4"><text:s/>5.3.2 <text:a xlink:type="simple" xlink:href="#5.3.2.LEAVE|outline" text:style-name="Internet_20_link" text:visited-style-name="Internet_20_link">LEAVE</text:a><text:tab/>8</text:p>
          <text:p text:style-name="P4"><text:s/>5.3.3 <text:a xlink:type="simple" xlink:href="#5.3.3.CHGRP|outline" text:style-name="Internet_20_link" text:visited-style-name="Internet_20_link">CHGRP</text:a><text:tab/>9</text:p>
          <text:p text:style-name="P4"><text:s/>5.3.4 <text:a xlink:type="simple" xlink:href="#5.3.4.USR|outline" text:style-name="Internet_20_link" text:visited-style-name="Internet_20_link">USR</text:a><text:tab/>9</text:p>
          <text:p text:style-name="P4"><text:s/>5.3.5 <text:a xlink:type="simple" xlink:href="#5.3.5.GROUP|outline" text:style-name="Internet_20_link" text:visited-style-name="Internet_20_link">GROUP</text:a><text:tab/>9</text:p>
          <text:p text:style-name="P3"><text:s/>5.4 <text:a xlink:type="simple" xlink:href="#5.4.Фотографии и альбомы|outline" text:style-name="Internet_20_link" text:visited-style-name="Internet_20_link">Фотографии и альбомы</text:a><text:tab/>9</text:p>
          <text:p text:style-name="P4"><text:s/>5.4.1 <text:a xlink:type="simple" xlink:href="#5.4.1.PHOTO|outline" text:style-name="Internet_20_link" text:visited-style-name="Internet_20_link">PHOTO</text:a><text:tab/>9</text:p>
          <text:p text:style-name="P4"><text:s/>5.4.2 <text:a xlink:type="simple" xlink:href="#5.4.2.CHALB|outline" text:style-name="Internet_20_link" text:visited-style-name="Internet_20_link">CHALB</text:a><text:tab/>10</text:p>
          <text:p text:style-name="P4"><text:s/>5.4.3 <text:a xlink:type="simple" xlink:href="#5.4.3.CHMPH|outline" text:style-name="Internet_20_link" text:visited-style-name="Internet_20_link">CHMPH</text:a><text:tab/>10</text:p>
          <text:p text:style-name="P4"><text:s/>5.4.4 <text:a xlink:type="simple" xlink:href="#5.4.4.ALBUM|outline" text:style-name="Internet_20_link" text:visited-style-name="Internet_20_link">ALBUM</text:a><text:tab/>10</text:p>
        </text:index-body>
      </text:table-of-content>
      <text:p text:style-name="Standard"/>
      <text:list text:style-name="Numbering_20_1">
        <text:list-item>
          <text:h text:style-name="P5" text:outline-level="1">Denominations and agreements</text:h>
          <text:list>
            <text:list-item>
              <text:h text:style-name="Heading_20_2" text:outline-level="2">Denominations</text:h>
            </text:list-item>
          </text:list>
        </text:list-item>
      </text:list>
      <text:p text:style-name="Text_20_body">Server and client communication commands in this protocol are shown as:</text:p>
      <text:p text:style-name="Безымянный1">&gt;&gt;<text:tab/>COMMAND1 [p1] [p2] [...] [pn]</text:p>
      <text:p text:style-name="Безымянный1">&lt;&lt;<text:tab/>COMMAND2 [q1] [q2] [...] [qn]</text:p>
      <text:p text:style-name="Безымянный1">&lt;&gt;<text:tab/>COMMAND3 [q1] [q2] [...] [qn]</text:p>
      <text:p text:style-name="Text_20_body">Where “&gt;&gt;” means that the command is sent from client to server, but “&lt;&lt;” means that the command is sent from server to client. “&lt;&gt;” means that these commands are sent from client to server as well as from server to client. COMMAND1, COMMAND2 and COMMAND3 are names of the commands, and anything between [] brackets is parameter, brackets itself should not be written.</text:p>
      <text:list text:style-name="Numbering_20_1" text:continue-numbering="true">
        <text:list-item>
          <text:list text:continue-numbering="true">
            <text:list-item>
              <text:h text:style-name="Heading_20_2" text:outline-level="2">Agreements</text:h>
            </text:list-item>
          </text:list>
        </text:list-item>
      </text:list>
      <text:list text:style-name="L1">
        <text:list-item>
          <text:p text:style-name="P6">Commands end with symbol with code zero</text:p>
        </text:list-item>
        <text:list-item>
          <text:p text:style-name="P6">Command consists of parameters</text:p>
        </text:list-item>
        <text:list-item>
          <text:p text:style-name="P6">Parameters are separated by on space</text:p>
        </text:list-item>
        <text:list-item>
          <text:p text:style-name="P6">Everything placed in quotation marks is one parameter</text:p>
        </text:list-item>
        <text:list-item>
          <text:p text:style-name="P6">After symbol @ goes non-controlling symbol</text:p>
        </text:list-item>
        <text:list-item>
          <text:p text:style-name="P6">Symbol / and a number are converted into a symbol with the code specified</text:p>
        </text:list-item>
      </text:list>
      <text:list text:style-name="Numbering_20_1" text:continue-numbering="true">
        <text:list-item>
          <text:list text:continue-numbering="true">
            <text:list-item>
              <text:h text:style-name="Heading_20_2" text:outline-level="2">Definitions</text:h>
            </text:list-item>
          </text:list>
        </text:list-item>
      </text:list>
      <text:list text:style-name="L2">
        <text:list-item>
          <text:p text:style-name="P7">Uid – user identifier, unsigned integer</text:p>
        </text:list-item>
        <text:list-item>
          <text:p text:style-name="P7">Gid – identifier of the group of the users, unsigned</text:p>
        </text:list-item>
        <text:list-item>
          <text:p text:style-name="P7">Msgid – message identifier, unsigned</text:p>
        </text:list-item>
        <text:list-item>
          <text:p text:style-name="P7">Time – UNIX time (seconds), unsigned</text:p>
        </text:list-item>
        <text:list-item>
          <text:p text:style-name="P7">Inviteid – identifier of the invitation, unsigned</text:p>
        </text:list-item>
        <text:list-item>
          <text:p text:style-name="P7">Photoid – photo identifier, unsigned</text:p>
        </text:list-item>
        <text:list-item>
          <text:p text:style-name="P7">Albumid – photo album identifier, unsigned</text:p>
        </text:list-item>
        <text:list-item>
          <text:p text:style-name="P7">Size – data size in bytes, unsigned</text:p>
        </text:list-item>
      </text:list>
      <text:list text:style-name="Numbering_20_1" text:continue-numbering="true">
        <text:list-item>
          <text:h text:style-name="Heading_20_1" text:outline-level="1">Connection and authorization</text:h>
        </text:list-item>
      </text:list>
      <text:p text:style-name="Text_20_body">When connected server sends message with protocol version and maximum command length can be accepted:</text:p>
      <text:p text:style-name="Безымянный1">&lt;&lt;<text:tab/>SERVER [protocol version] [maximum command size in bytes]</text:p>
      <text:p text:style-name="Text_20_body">Afterwards, client should send authorization data or close the connection:</text:p>
      <text:p text:style-name="Безымянный1">&gt;&gt;<text:tab/>AUTH [name] [password]</text:p>
      <text:p text:style-name="Text_20_body">If authorization is successful then server confirms it, else it sends a message about closing connection:</text:p>
      <text:p text:style-name="Безымянный1">&lt;&lt;<text:tab/>ACCEPTED</text:p>
      <text:p text:style-name="Text_20_body">If client wants to close the connection it should send the next message:</text:p>
      <text:p text:style-name="Безымянный1">&gt;&gt;<text:tab/>LOGOUT</text:p>
      <text:p text:style-name="Text_20_body">If connections is closed by the server then client receives the next notice:</text:p>
      <text:p text:style-name="Безымянный1">&lt;&lt;<text:tab/>DISCON [reason]</text:p>
      <text:p text:style-name="Text_20_body">where reason can be on of these:</text:p>
      <text:list text:style-name="L3">
        <text:list-item>
          <text:p text:style-name="P8">SIZE – maximum command size is excessed</text:p>
        </text:list-item>
      </text:list>
      <text:list text:style-name="L4">
        <text:list-item>
          <text:p text:style-name="P9">AUTH – invalid authorization data</text:p>
        </text:list-item>
        <text:list-item>
          <text:p text:style-name="P9">REQ – by request of the client (LOGOUT)</text:p>
        </text:list-item>
        <text:list-item>
          <text:p text:style-name="P9">CMD – command is not supported by this protocol</text:p>
        </text:list-item>
        <text:list-item>
          <text:p text:style-name="P9">ADM – by request of the administrator</text:p>
        </text:list-item>
      </text:list>
      <text:p text:style-name="Text_20_body">After successful authorization client can use any command described in <text:a xlink:type="simple" xlink:href="#3.Server controlling|outline">#3.Server controlling</text:a>, <text:a xlink:type="simple" xlink:href="#4.Lists|outline">#4.Lists</text:a> и <text:a xlink:type="simple" xlink:href="#5.Общие запросы, возможности|outline">#5.Общие запросы, возможности</text:a><text:a xlink:type="simple" xlink:href="#5.Общие запросы, возможности|outline"><text:span text:style-name="T2">.</text:span></text:a></text:p>
      <text:list text:style-name="Numbering_20_1" text:continue-numbering="true">
        <text:list-item>
          <text:h text:style-name="Heading_20_1" text:outline-level="1">Server controlling</text:h>
        </text:list-item>
      </text:list>
      <text:p text:style-name="Text_20_body">These commands can use only privileged user (client). Description of the access levels is situated in configure file of the server. Access level is situated in field “access” of the table “logins” of the database.</text:p>
      <text:list text:style-name="Numbering_20_1" text:continue-numbering="true">
        <text:list-item>
          <text:list text:continue-numbering="true">
            <text:list-item>
              <text:h text:style-name="Heading_20_2" text:outline-level="2">STOP</text:h>
            </text:list-item>
          </text:list>
        </text:list-item>
      </text:list>
      <text:p text:style-name="Безымянный1">&gt;&gt;<text:tab/>STOP</text:p>
      <text:p text:style-name="Безымянный2">Stop the server.</text:p>
      <text:list text:style-name="Numbering_20_1" text:continue-numbering="true">
        <text:list-item>
          <text:list text:continue-numbering="true">
            <text:list-item>
              <text:h text:style-name="Heading_20_2" text:outline-level="2">BREAK</text:h>
            </text:list-item>
          </text:list>
        </text:list-item>
      </text:list>
      <text:p text:style-name="Безымянный1">&gt;&gt;<text:tab/>BREAK [uid]</text:p>
      <text:p text:style-name="Text_20_body">Disconnect the user, user receives:</text:p>
      <text:p text:style-name="Безымянный1">&lt;&lt;<text:tab/>DISCON ADM</text:p>
      <text:list text:style-name="Numbering_20_1" text:continue-numbering="true">
        <text:list-item>
          <text:h text:style-name="Heading_20_1" text:outline-level="1">Lists</text:h>
          <text:list>
            <text:list-item>
              <text:h text:style-name="Heading_20_2" text:outline-level="2">LSM</text:h>
            </text:list-item>
          </text:list>
        </text:list-item>
      </text:list>
      <text:p text:style-name="Безымянный2">Message lists.</text:p>
      <text:p text:style-name="Безымянный1">&gt;&gt;<text:tab/>LSM [conditions]</text:p>
      <text:p text:style-name="Text_20_body">Conditions might be next:</text:p>
      <text:list text:style-name="L5">
        <text:list-item>
          <text:p text:style-name="P10">NEW – list of new messages (not for use with OLD and SENT)</text:p>
        </text:list-item>
        <text:list-item>
          <text:p text:style-name="P10">OLD – list of read messages (not for use with NEW and SENT)</text:p>
        </text:list-item>
        <text:list-item>
          <text:p text:style-name="P10">SENT – list of sent (outgoing) messages (not for use with NEW and OLD)</text:p>
        </text:list-item>
        <text:list-item>
          <text:p text:style-name="P10">FOR [uid] – list of messages which are sent to or received from the selected user</text:p>
        </text:list-item>
        <text:list-item>
          <text:p text:style-name="P10">AFTER [time] – list of messages which were sent after the selected time</text:p>
        </text:list-item>
        <text:list-item>
          <text:p text:style-name="P10">BEFORE [time] – list of messages which were sent before the selected time</text:p>
        </text:list-item>
      </text:list>
      <text:p text:style-name="Text_20_body">If the condition is omitted then the list of every incoming messages is returned.</text:p>
      <text:p text:style-name="Text_20_body">The result of the request is the signal about messages (<text:a xlink:type="simple" xlink:href="#5.2.1.MSGU|outline">#5.2.1.MSGU</text:a>) which fit the conditions.</text:p>
      <text:p text:style-name="Text_20_body">Example:</text:p>
      <text:p text:style-name="Безымянный1">&gt;&gt;<text:tab/>LSM NEW FOR 2 AFTER 1234567</text:p>
      <text:list text:style-name="Numbering_20_1" text:continue-numbering="true">
        <text:list-item>
          <text:list text:continue-numbering="true">
            <text:list-item>
              <text:h text:style-name="Heading_20_2" text:outline-level="2">LSF</text:h>
            </text:list-item>
          </text:list>
        </text:list-item>
      </text:list>
      <text:p text:style-name="Безымянный2">Lists of the friends.</text:p>
      <text:p text:style-name="Безымянный1">&gt;&gt;<text:tab/>LSF [conditions]</text:p>
      <text:p text:style-name="Text_20_body">Conditions might be next:</text:p>
      <text:list text:style-name="L6">
        <text:list-item>
          <text:p text:style-name="P11">NEW – list of new friends (not for use with other conditions)</text:p>
        </text:list-item>
      </text:list>
      <text:list text:style-name="L7">
        <text:list-item>
          <text:p text:style-name="P12">ON – list of friends on-line (not for use with OFF)</text:p>
        </text:list-item>
        <text:list-item>
          <text:p text:style-name="P12">OFF – list of friend off-line (not for use with с ON)</text:p>
        </text:list-item>
        <text:list-item>
          <text:p text:style-name="P12">GRP [gid] – list of friends from the selected group, group should belong to user (not for use with OF)</text:p>
        </text:list-item>
        <text:list-item>
          <text:p text:style-name="P12">OF [uid] – list of friends of the selected user (not for use with GRP)</text:p>
        </text:list-item>
      </text:list>
      <text:p text:style-name="Text_20_body">If the condition is omitted then the list of every friend of every group of the user is returned.</text:p>
      <text:p text:style-name="Text_20_body">The result of the request – <text:a xlink:type="simple" xlink:href="#5.3.4.USR|outline">#5.3.4.USR</text:a>.</text:p>
      <text:list text:style-name="Numbering_20_1" text:continue-numbering="true">
        <text:list-item>
          <text:list text:continue-numbering="true">
            <text:list-item>
              <text:h text:style-name="Heading_20_2" text:outline-level="2">LSG</text:h>
            </text:list-item>
          </text:list>
        </text:list-item>
      </text:list>
      <text:p text:style-name="Безымянный2">Lists of the groups of the friends.</text:p>
      <text:p text:style-name="Безымянный1">&gt;&gt;<text:tab/>LSG</text:p>
      <text:p text:style-name="Text_20_body">The result of the request – information about the group, <text:a xlink:type="simple" xlink:href="#5.3.5.GROUP|outline">#5.3.5.GROUP</text:a>.</text:p>
      <text:list text:style-name="Numbering_20_1" text:continue-numbering="true">
        <text:list-item>
          <text:list text:continue-numbering="true">
            <text:list-item>
              <text:h text:style-name="Heading_20_2" text:outline-level="2">LSINV</text:h>
            </text:list-item>
          </text:list>
        </text:list-item>
      </text:list>
      <text:p text:style-name="Безымянный2">Lists of the invitations.</text:p>
      <text:p text:style-name="Безымянный1">&gt;&gt;<text:tab/>LSINV [condition]</text:p>
      <text:p text:style-name="Text_20_body">Condition might be one of the next:</text:p>
      <text:list text:style-name="L8">
        <text:list-item>
          <text:p text:style-name="P13">NEW – new invitations</text:p>
        </text:list-item>
        <text:list-item>
          <text:p text:style-name="P13">OLD – postponed invitations</text:p>
        </text:list-item>
        <text:list-item>
          <text:p text:style-name="P13">SENT – sent invitations</text:p>
        </text:list-item>
      </text:list>
      <text:p text:style-name="Text_20_body">If the condition is omitted than the list of all incoming invitations is returned.</text:p>
      <text:p text:style-name="Text_20_body">The result of the request – signal about invitation (<text:a xlink:type="simple" xlink:href="#5.3.1.INVITE|outline">#5.3.1.INVITE</text:a>).</text:p>
      <text:list text:style-name="Numbering_20_1" text:continue-numbering="true">
        <text:list-item>
          <text:list text:continue-numbering="true">
            <text:list-item>
              <text:h text:style-name="Heading_20_2" text:outline-level="2">LSPH</text:h>
            </text:list-item>
          </text:list>
        </text:list-item>
      </text:list>
      <text:p text:style-name="Безымянный2">Lists of the photos.</text:p>
      <text:p text:style-name="Безымянный1">&gt;&gt;<text:tab/>LSPH [conditions]</text:p>
      <text:p text:style-name="Text_20_body">Conditions might be next:</text:p>
      <text:list text:style-name="L9">
        <text:list-item>
          <text:p text:style-name="P14">MAIN – show the main photo</text:p>
        </text:list-item>
        <text:list-item>
          <text:p text:style-name="P14">OF [uid] – photos of the selected user</text:p>
        </text:list-item>
        <text:list-item>
          <text:p text:style-name="P14">FROM [albumid] – photos of the selected photo album</text:p>
        </text:list-item>
      </text:list>
      <text:p text:style-name="Text_20_body">If the condition is omitted than the list of all photos in all albums of the user is returned.</text:p>
      <text:p text:style-name="Text_20_body">The result of the request – headers of the photos (<text:a xlink:type="simple" xlink:href="#5.4.1.PHOTO|outline">#5.4.1.PHOTO</text:a>).</text:p>
      <text:list text:style-name="Numbering_20_1" text:continue-numbering="true">
        <text:list-item>
          <text:list text:continue-numbering="true">
            <text:list-item>
              <text:h text:style-name="Heading_20_2" text:outline-level="2">LSPA</text:h>
            </text:list-item>
          </text:list>
        </text:list-item>
      </text:list>
      <text:p text:style-name="Безымянный2">Lists of the photo albums.</text:p>
      <text:p text:style-name="Безымянный1">&gt;&gt;<text:tab/>LSPA [conditions]</text:p>
      <text:p text:style-name="Text_20_body">Conditions might be next:</text:p>
      <text:list text:style-name="L10">
        <text:list-item>
          <text:p text:style-name="P15">OF [uid] – list of the albums of the selected user</text:p>
        </text:list-item>
      </text:list>
      <text:p text:style-name="Text_20_body">If the condition is omitted than the list of all albums of the user is returned.</text:p>
      <text:p text:style-name="Text_20_body">The result of the request – <text:a xlink:type="simple" xlink:href="#5.4.4.ALBUM|outline">#5.4.4.ALBUM</text:a>.</text:p>
      <text:list text:style-name="Numbering_20_1" text:continue-numbering="true">
        <text:list-item>
          <text:h text:style-name="Heading_20_1" text:outline-level="1">Общие запросы, возможности</text:h>
          <text:list>
            <text:list-item>
              <text:h text:style-name="Heading_20_2" text:outline-level="2">Обобщение</text:h>
            </text:list-item>
          </text:list>
        </text:list-item>
      </text:list>
      <text:p text:style-name="Text_20_body">Эти команды предназначены для общего пользования. Они покрывают основные возможности сервера и клиента, такие как обмен сообщениями, управление друзьями и группами, фотографиями и фотоальбомами и другим.</text:p>
      <text:p text:style-name="Text_20_body">В общем случае каждая команда выполняет 4 функции:</text:p>
      <text:list text:style-name="L11">
        <text:list-item>
          <text:p text:style-name="P16">создание нового события</text:p>
        </text:list-item>
        <text:list-item>
          <text:p text:style-name="P16">оповещение о новом (клиент получает сообщение о том, что произошло событие, которое имеет к нему отношение, но при этом не получает всю информацию об этом событии)</text:p>
        </text:list-item>
        <text:list-item>
          <text:p text:style-name="P16">запрос на получение (требование клиента получить полную информацию о событии)</text:p>
        </text:list-item>
        <text:list-item>
          <text:p text:style-name="P16">получение, принятие нового события</text:p>
        </text:list-item>
      </text:list>
      <text:list text:style-name="Numbering_20_1" text:continue-numbering="true">
        <text:list-item>
          <text:list text:continue-numbering="true">
            <text:list-item>
              <text:list text:continue-numbering="true">
                <text:list-item>
                  <text:h text:style-name="Heading_20_3" text:outline-level="3">Ошибки</text:h>
                </text:list-item>
              </text:list>
            </text:list-item>
          </text:list>
        </text:list-item>
      </text:list>
      <text:p text:style-name="Text_20_body">В случае, когда запрос не может быть выполнен, клиенту возвращается уведомление:</text:p>
      <text:p text:style-name="Безымянный1">&lt;&lt;<text:tab/>FAILED [команда запроса]</text:p>
      <text:list text:style-name="Numbering_20_1" text:continue-numbering="true">
        <text:list-item>
          <text:list text:continue-numbering="true">
            <text:list-item>
              <text:h text:style-name="Heading_20_2" text:outline-level="2">Сообщения</text:h>
              <text:list>
                <text:list-item>
                  <text:h text:style-name="Heading_20_3" text:outline-level="3">MSGU</text:h>
                </text:list-item>
              </text:list>
            </text:list-item>
          </text:list>
        </text:list-item>
      </text:list>
      <text:p text:style-name="Безымянный2">Сообщение одному пользователю.</text:p>
      <text:p text:style-name="Безымянный1">&gt;&gt;<text:tab/>MSGU [uid] [тип] [текст сообщения]</text:p>
      <text:p text:style-name="Безымянный1">&gt;&gt;<text:tab/>MSGU [uid] [текст сообщения]</text:p>
      <text:p text:style-name="Безымянный2">Отправка нового сообщения пользователю с указанным uid. Тип может быть «i», когда сообщение не сохраняется в списке отправленных либо «s», когда сообщение будет сохранено. Тип по умолчанию определяется в файле настроек сервера. Если пользователь uid в данный момент находится на сервере, то он получает уведомление об этом сообщении автоматически.</text:p>
      <text:p text:style-name="Безымянный1">&lt;&lt;<text:tab/>MSGU [msgid] [uid]</text:p>
      <text:p text:style-name="Безымянный2">Оповещение о сообщении msgid от пользователя uid. Пользователь uid получает информацию о том, что для него доступно новое сообщение msgid от пользователя uid, но при этом само сообщение он не получает и флаг «прочитано» сообщения не устанавливается.</text:p>
      <text:p text:style-name="Безымянный1">&gt;&gt;<text:tab/>MSGU [msgid]</text:p>
      <text:p text:style-name="Безымянный2">Запрос на получение всего сообщения с указанным msgid. В этом случае указанное сообщение должно предназначаться отправителю запроса, в противном случае будет возвращена ошибка (<text:a xlink:type="simple" xlink:href="#5.1.1.Ошибки|outline">#5.1.1.Ошибки</text:a>). Флаг «прочитано» устанавливается.</text:p>
      <text:p text:style-name="Безымянный1">&lt;&lt;<text:tab/>MSGU [msgid] [uid] [time] [текст сообщения]</text:p>
      <text:p text:style-name="Безымянный2">Полное сообщение, ответ на запрос. Указывается номер сообщения, отправитель, время отправки.</text:p>
      <text:list text:style-name="Numbering_20_1" text:continue-numbering="true">
        <text:list-item>
          <text:list text:continue-numbering="true">
            <text:list-item>
              <text:list text:continue-numbering="true">
                <text:list-item>
                  <text:h text:style-name="Heading_20_3" text:outline-level="3">MSGG</text:h>
                </text:list-item>
              </text:list>
            </text:list-item>
          </text:list>
        </text:list-item>
      </text:list>
      <text:p text:style-name="Безымянный1">&gt;&gt;<text:tab/>MSGG [gid] [тип] [текст сообщения]</text:p>
      <text:p text:style-name="Безымянный1">&gt;&gt;<text:tab/>MSGG [gid] [текст сообщения]</text:p>
      <text:p text:style-name="Безымянный2">Отправка сообщения группе друзей с указанным gid. В этом случае группа должна принадлежать отправителю запроса, иначе будет возвращена ошибка (<text:a xlink:type="simple" xlink:href="#5.1.1.Ошибки|outline">#5.1.1.Ошибки</text:a>). Описание типа сообщения – см. <text:a xlink:type="simple" xlink:href="#5.2.1.MSGU|outline">#5.2.1.MSGU</text:a>.</text:p>
      <text:list text:style-name="Numbering_20_1" text:continue-numbering="true">
        <text:list-item>
          <text:list text:continue-numbering="true">
            <text:list-item>
              <text:list text:continue-numbering="true">
                <text:list-item>
                  <text:h text:style-name="Heading_20_3" text:outline-level="3">MSGD</text:h>
                </text:list-item>
              </text:list>
            </text:list-item>
          </text:list>
        </text:list-item>
      </text:list>
      <text:p text:style-name="Безымянный1">&gt;&gt;<text:tab/>MSGD [msgid]</text:p>
      <text:p text:style-name="Безымянный2">Удалить сообщение с указанным msgid. При этом тип этого сообщения должен быть «s» и сообщение должно быть создано отправителем запроса либо тип сообщения должен быть «i» и оно предназначается отправителю запроса, иначе возвращается ошибка (<text:a xlink:type="simple" xlink:href="#5.1.1.Ошибки|outline">#5.1.1.Ошибки</text:a>).</text:p>
      <text:list text:style-name="Numbering_20_1" text:continue-numbering="true">
        <text:list-item>
          <text:list text:continue-numbering="true">
            <text:list-item>
              <text:h text:style-name="Heading_20_2" text:outline-level="2">Друзья и группы</text:h>
              <text:list>
                <text:list-item>
                  <text:h text:style-name="Heading_20_3" text:outline-level="3">INVITE</text:h>
                </text:list-item>
              </text:list>
            </text:list-item>
          </text:list>
        </text:list-item>
      </text:list>
      <text:p text:style-name="Безымянный2">Приглашение дружить.</text:p>
      <text:p text:style-name="Безымянный1">&gt;&gt;<text:tab/>INVITE [uid] [текст приглашения]</text:p>
      <text:p text:style-name="Безымянный2">Пригласить клиента с указанным uid дружить. Если текст сообщения должен отсутствовать, то вторым параметром следует слать «NULL». Если клиент уже является другом отправителя запроса, со возвращается ошибка (<text:a xlink:type="simple" xlink:href="#5.1.1.Ошибки|outline">#5.1.1.Ошибки</text:a>). Если пользователь находится на сервере, то он автоматически получает оповещение.</text:p>
      <text:p text:style-name="Безымянный1">&lt;&lt;<text:tab/>INVITE [inviteid] [uid]</text:p>
      <text:p text:style-name="Безымянный2">Оповещение, аналогичное оповещению о сообщении (<text:a xlink:type="simple" xlink:href="#5.2.1.MSGU|outline">#5.2.1.MSGU</text:a>).</text:p>
      <text:p text:style-name="Безымянный1">&gt;&gt;<text:tab/>INVITE [inviteid]</text:p>
      <text:list text:style-name="L12">
        <text:list-item>
          <text:p text:style-name="P17">Запрос на получение информации о приглашении inviteid. В случае, если приглашение не предназначено отправителю запроса, то возвращается ошибка (<text:a xlink:type="simple" xlink:href="#5.1.1.Ошибки|outline">#5.1.1.Ошибки</text:a>).</text:p>
        </text:list-item>
        <text:list-item>
          <text:p text:style-name="P17">Отзыв приглашения inviteid. В случае если приглашение не было создано отправителем запроса, то возвращается ошибка (<text:a xlink:type="simple" xlink:href="#5.1.1.Ошибки|outline">#5.1.1.Ошибки</text:a>).</text:p>
        </text:list-item>
      </text:list>
      <text:p text:style-name="Безымянный1">&lt;&lt;<text:tab/>INVITE [inviteid] [uid] [time] [текст приглашения]</text:p>
      <text:p text:style-name="Безымянный1">&lt;&lt;<text:tab/>INVITE [inviteid] [uid] [time]</text:p>
      <text:p text:style-name="Безымянный2">Получение полного приглашения дружить. Указывается время и текст приглашения, если он был указан при создании приглашения.</text:p>
      <text:list text:style-name="Numbering_20_1" text:continue-numbering="true">
        <text:list-item>
          <text:list text:continue-numbering="true">
            <text:list-item>
              <text:list text:continue-numbering="true">
                <text:list-item>
                  <text:list text:continue-numbering="true">
                    <text:list-item>
                      <text:h text:style-name="Heading_20_4" text:outline-level="4">INVACC</text:h>
                    </text:list-item>
                  </text:list>
                </text:list-item>
              </text:list>
            </text:list-item>
          </text:list>
        </text:list-item>
      </text:list>
      <text:p text:style-name="Безымянный1">&gt;&gt;<text:tab/>INVACC [inviteid]</text:p>
      <text:p text:style-name="Безымянный2">Подтвердить приглашение inviteid дружить. После этого два пользователя считаются друзьями. В случае если указанное приглашение не адресовалось отправителю запроса, то возникнет ошибка (<text:a xlink:type="simple" xlink:href="#5.1.1.Ошибки|outline">#5.1.1.Ошибки</text:a>).</text:p>
      <text:p text:style-name="Безымянный1">&lt;&lt;<text:tab/>INVACC [uid]</text:p>
      <text:p text:style-name="Безымянный2">Оповещение отправителю приглашения, что оно принято пользователем uid.</text:p>
      <text:list text:style-name="Numbering_20_1" text:continue-numbering="true">
        <text:list-item>
          <text:list text:continue-numbering="true">
            <text:list-item>
              <text:list text:continue-numbering="true">
                <text:list-item>
                  <text:list text:continue-numbering="true">
                    <text:list-item>
                      <text:h text:style-name="Heading_20_4" text:outline-level="4">INVREJ</text:h>
                    </text:list-item>
                  </text:list>
                </text:list-item>
              </text:list>
            </text:list-item>
          </text:list>
        </text:list-item>
      </text:list>
      <text:p text:style-name="Безымянный1">&gt;&gt;<text:tab/>INVREJ [inviteid]</text:p>
      <text:p text:style-name="Безымянный2">Отклонить приглашение inviteid дружить. В случае если указанное приглашение не адресовалось отправителю запроса, то возникнет ошибка (<text:a xlink:type="simple" xlink:href="#5.1.1.Ошибки|outline">#5.1.1.Ошибки</text:a>).</text:p>
      <text:p text:style-name="Безымянный1">&lt;&lt;<text:tab/>INVREJ [uid]</text:p>
      <text:p text:style-name="Безымянный2">Оповещение отправителю приглашения, что оно отклонено пользователем uid.</text:p>
      <text:list text:style-name="Numbering_20_1" text:continue-numbering="true">
        <text:list-item>
          <text:list text:continue-numbering="true">
            <text:list-item>
              <text:list text:continue-numbering="true">
                <text:list-item>
                  <text:h text:style-name="Heading_20_3" text:outline-level="3">LEAVE</text:h>
                </text:list-item>
              </text:list>
            </text:list-item>
          </text:list>
        </text:list-item>
      </text:list>
      <text:p text:style-name="Безымянный2">Удалить пользователя из списка друзей.</text:p>
      <text:p text:style-name="Безымянный1">&gt;&gt;<text:tab/>LEAVE [uid]</text:p>
      <text:p text:style-name="Безымянный2">Убрать указанного пользователя из списка друзей. Если этот пользователь не находится в списке друзей отправителя запроса, то возвращается ошибка (<text:a xlink:type="simple" xlink:href="#5.1.1.Ошибки|outline">#5.1.1.Ошибки</text:a>).</text:p>
      <text:p text:style-name="Безымянный1">&lt;&lt;<text:tab/>LEAVE [uid]</text:p>
      <text:p text:style-name="Безымянный2">Сообщение получателю, что пользователь uid вычеркнул его из списка друзей. Это оповещение приходит только, если его получатель сейчас online.</text:p>
      <text:list text:style-name="Numbering_20_1" text:continue-numbering="true">
        <text:list-item>
          <text:list text:continue-numbering="true">
            <text:list-item>
              <text:list text:continue-numbering="true">
                <text:list-item>
                  <text:h text:style-name="Heading_20_3" text:outline-level="3">CHGRP</text:h>
                </text:list-item>
              </text:list>
            </text:list-item>
          </text:list>
        </text:list-item>
      </text:list>
      <text:p text:style-name="Безымянный1">&gt;&gt;<text:tab/>CHGRP [uid] [gid]</text:p>
      <text:p text:style-name="Безымянный2">Сменить для друга группу. Если указанный пользователь не является другом отправителя запроса либо указанная группа не ему принадлежит, то возвращается ошибка (<text:a xlink:type="simple" xlink:href="#5.1.1.Ошибки|outline">#5.1.1.Ошибки</text:a>).</text:p>
      <text:list text:style-name="Numbering_20_1" text:continue-numbering="true">
        <text:list-item>
          <text:list text:continue-numbering="true">
            <text:list-item>
              <text:list text:continue-numbering="true">
                <text:list-item>
                  <text:h text:style-name="Heading_20_3" text:outline-level="3">USR</text:h>
                </text:list-item>
              </text:list>
            </text:list-item>
          </text:list>
        </text:list-item>
      </text:list>
      <text:p text:style-name="Безымянный1">&lt;&lt;<text:tab/>USR [uid] [имя] [в сети?] [gid] [photoid]</text:p>
      <text:p text:style-name="Безымянный2">Информация о пользователе. Может быть результатом некоторых запросов и списков. Флаг «в сети» принимает значения «T», если пользователь в сети, и «F», если нет.</text:p>
      <text:list text:style-name="Numbering_20_1" text:continue-numbering="true">
        <text:list-item>
          <text:list text:continue-numbering="true">
            <text:list-item>
              <text:list text:continue-numbering="true">
                <text:list-item>
                  <text:h text:style-name="Heading_20_3" text:outline-level="3">GROUP</text:h>
                </text:list-item>
              </text:list>
            </text:list-item>
          </text:list>
        </text:list-item>
      </text:list>
      <text:p text:style-name="Безымянный2">Управление группами друзей.</text:p>
      <text:p text:style-name="Безымянный1">&gt;&gt;<text:tab/>GROUP [название] [описание]</text:p>
      <text:p text:style-name="Безымянный2">Создание группы.</text:p>
      <text:p text:style-name="Безымянный1">&gt;&gt;<text:tab/>GROUP [gid]</text:p>
      <text:p text:style-name="Безымянный2">Удаление группы. Если группа не принадлежит отправителю запроса, то возвращается ошибка (<text:a xlink:type="simple" xlink:href="#5.1.1.Ошибки|outline">#5.1.1.Ошибки</text:a>).</text:p>
      <text:p text:style-name="Безымянный1">&lt;&lt;<text:tab/>GROUP [gid] [название] [описание]</text:p>
      <text:p text:style-name="Безымянный2">Информация о группе.</text:p>
      <text:list text:style-name="Numbering_20_1" text:continue-numbering="true">
        <text:list-item>
          <text:list text:continue-numbering="true">
            <text:list-item>
              <text:h text:style-name="Heading_20_2" text:outline-level="2">Фотографии и альбомы</text:h>
              <text:list>
                <text:list-item>
                  <text:h text:style-name="Heading_20_3" text:outline-level="3">PHOTO</text:h>
                </text:list-item>
              </text:list>
            </text:list-item>
          </text:list>
        </text:list-item>
      </text:list>
      <text:p text:style-name="Text_20_body">Управление фотографиями.</text:p>
      <text:p text:style-name="Безымянный1">&gt;&gt;<text:tab/>PHOTO [photoid] [тип]</text:p>
      <text:p text:style-name="Безымянный2">Запрос на получение фотографии. Тип может быть «L», если требуется фотография в большом формате или «S», если – в уменьшенном.</text:p>
      <text:p text:style-name="Безымянный1">&gt;&gt;<text:tab/>PHOTO [photoid]</text:p>
      <text:p text:style-name="Безымянный2">Удаление фотографии с указанным photoid. Если фотография не принадлежит отправителю запроса, то возвращается ошибка (<text:a xlink:type="simple" xlink:href="#5.1.1.Ошибки|outline">#5.1.1.Ошибки</text:a>).</text:p>
      <text:p text:style-name="Безымянный1">&lt;&gt;<text:tab/>PHOTO [имя] [описание] [albumid] [size]</text:p>
      <text:p text:style-name="Безымянный2">Заголовок отправления или получения файла фотографии. При отправлении, считается, что создается новая фотография. В случае если создание новой фотографии не возможно, возвращается ошибка (<text:a xlink:type="simple" xlink:href="#5.1.1.Ошибки|outline">#5.1.1.Ошибки</text:a>).</text:p>
      <text:p text:style-name="Безымянный1">&lt;&gt;<text:tab/>[данные]</text:p>
      <text:p text:style-name="Безымянный2">Принятие или отправка файла фотографии. Данные должны соответствовать данному протоколу (символ с кодом 0 заменяется на «/0» и т.д.). Если длина фотографии превышает максимально разрешенный размер команды, то файл должен быть разделен на несколько кусков. До тех пор, пока не будут переданы все данные, другие команды использовать возможности не будет.</text:p>
      <text:list text:style-name="Numbering_20_1" text:continue-numbering="true">
        <text:list-item>
          <text:list text:continue-numbering="true">
            <text:list-item>
              <text:list text:continue-numbering="true">
                <text:list-item>
                  <text:list text:continue-numbering="true">
                    <text:list-item>
                      <text:h text:style-name="Heading_20_4" text:outline-level="4">PHALLOW</text:h>
                    </text:list-item>
                  </text:list>
                </text:list-item>
              </text:list>
            </text:list-item>
          </text:list>
        </text:list-item>
      </text:list>
      <text:p text:style-name="Безымянный1">&lt;&lt;<text:tab/>PHALLOW</text:p>
      <text:p text:style-name="Безымянный2">Сообщение после запроса на создание новой фотографии, если ее создание возможно. Только после этого сообщения можно посылать файл.</text:p>
      <text:list text:style-name="Numbering_20_1" text:continue-numbering="true">
        <text:list-item>
          <text:list text:continue-numbering="true">
            <text:list-item>
              <text:list text:continue-numbering="true">
                <text:list-item>
                  <text:list text:continue-numbering="true">
                    <text:list-item>
                      <text:h text:style-name="Heading_20_4" text:outline-level="4">PHOK</text:h>
                    </text:list-item>
                  </text:list>
                </text:list-item>
              </text:list>
            </text:list-item>
          </text:list>
        </text:list-item>
      </text:list>
      <text:p text:style-name="Безымянный1">&lt;&lt;<text:tab/>PHOK</text:p>
      <text:p text:style-name="Безымянный2">Фотография удачно принята, после этого можно использовать другие команды.</text:p>
      <text:list text:style-name="Numbering_20_1" text:continue-numbering="true">
        <text:list-item>
          <text:list text:continue-numbering="true">
            <text:list-item>
              <text:list text:continue-numbering="true">
                <text:list-item>
                  <text:h text:style-name="Heading_20_3" text:outline-level="3">CHALB</text:h>
                </text:list-item>
              </text:list>
            </text:list-item>
          </text:list>
        </text:list-item>
      </text:list>
      <text:p text:style-name="Безымянный1">&gt;&gt;<text:tab/>CHALB [photoid] [albumid]</text:p>
      <text:p text:style-name="Text_20_body">Поместить указанную фотографию в указанный альбом. Если фотография или альбом не принадлежать пользователю, то возвращается ошибка (<text:a xlink:type="simple" xlink:href="#5.1.1.Ошибки|outline">#5.1.1.Ошибки</text:a>).</text:p>
      <text:list text:style-name="Numbering_20_1" text:continue-numbering="true">
        <text:list-item>
          <text:list text:continue-numbering="true">
            <text:list-item>
              <text:list text:continue-numbering="true">
                <text:list-item>
                  <text:h text:style-name="Heading_20_3" text:outline-level="3">CHMPH</text:h>
                </text:list-item>
              </text:list>
            </text:list-item>
          </text:list>
        </text:list-item>
      </text:list>
      <text:p text:style-name="Безымянный1">&gt;&gt;<text:tab/>CHMPH [photoid]</text:p>
      <text:p text:style-name="Text_20_body">Сделать указанную фотографию главной. Если эта фотография не принадлежит отправителю запроса, то возвращается ошибка (<text:a xlink:type="simple" xlink:href="#5.1.1.Ошибки|outline">#5.1.1.Ошибки</text:a>).</text:p>
      <text:list text:style-name="Numbering_20_1" text:continue-numbering="true">
        <text:list-item>
          <text:list text:continue-numbering="true">
            <text:list-item>
              <text:list text:continue-numbering="true">
                <text:list-item>
                  <text:h text:style-name="Heading_20_3" text:outline-level="3">ALBUM</text:h>
                </text:list-item>
              </text:list>
            </text:list-item>
          </text:list>
        </text:list-item>
      </text:list>
      <text:p text:style-name="Безымянный2">Управление альбомами фотографий.</text:p>
      <text:p text:style-name="Безымянный1">&gt;&gt;<text:tab/>ALBUM [название] [описание]</text:p>
      <text:p text:style-name="Безымянный2">Создание альбома с указанным названием и описанием.</text:p>
      <text:p text:style-name="Безымянный1">&gt;&gt;<text:tab/>ALBUM [albumid]</text:p>
      <text:p text:style-name="Безымянный2">Удаление указанного альбома. Если альбом не принадлежит отправителю запроса, то возвращается ошибка (<text:a xlink:type="simple" xlink:href="#5.1.1.Ошибки|outline">#5.1.1.Ошибки</text:a>).</text:p>
      <text:p text:style-name="Безымянный1">&lt;&lt;<text:tab/>ALBUM [albumid] [название] [описание] [кол-во фотографий] [разрешено фотографий]</text:p>
      <text:p text:style-name="Безымянный1">&lt;&lt;<text:tab/>ALBUM [albumid] [название] [описание]</text:p>
      <text:p text:style-name="Безымянный2">Информация об альбоме. Второй вариант предназначен для «не своих» альбомо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Обычный"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GB"/>
    </style:style>
    <style:style style:name="Text_20_body" style:display-name="Text body" style:family="paragraph" style:parent-style-name="Standard" style:class="text">
      <style:paragraph-properties fo:margin-left="0.499cm" fo:margin-right="0cm" fo:margin-top="0cm" fo:margin-bottom="0.212cm" fo:text-align="justify" style:justify-single-word="false" fo:text-indent="0cm" style:auto-text-indent="false">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fo:language="en" fo:country="GB" style:font-name-asian="Lucida Sans Unicode" style:font-size-asian="14pt" style:font-name-complex="Tahoma" style:font-size-complex="14pt"/>
    </style:style>
    <style:style style:name="Heading_20_1" style:display-name="Heading 1" style:family="paragraph" style:parent-style-name="Title" style:next-style-name="Text_20_body" style:list-style-name="Numbering_20_1" style:class="text" style:default-outline-level="1">
      <style:paragraph-properties fo:margin-top="1.499cm" fo:margin-bottom="0.21cm"/>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list-style-name="Numbering_20_1"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list-style-name="Numbering_20_1"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list-style-name="Numbering_20_1"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fo:language="en" fo:country="GB"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Безымянный1" style:family="paragraph" style:parent-style-name="Text_20_body">
      <style:paragraph-properties fo:margin-left="0.9cm" fo:margin-right="0cm" fo:margin-top="0cm" fo:margin-bottom="0.109cm" fo:text-indent="0cm" style:auto-text-indent="false"/>
      <style:text-properties style:font-name="Trebuchet MS" fo:font-size="10pt"/>
    </style:style>
    <style:style style:name="Безымянный2" style:family="paragraph" style:parent-style-name="Text_20_body">
      <style:paragraph-properties fo:margin-top="0cm" fo:margin-bottom="0.4cm"/>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min-label-distance="0.199cm"/>
      </text:list-level-style-number>
      <text:list-level-style-number text:level="2" text:style-name="Numbering_20_Symbols" style:num-prefix=" " style:num-suffix=" " style:num-format="1" text:display-levels="2">
        <style:list-level-properties text:space-before="0.501cm" text:min-label-width="0.499cm" text:min-label-distance="0.199cm"/>
      </text:list-level-style-number>
      <text:list-level-style-number text:level="3" text:style-name="Numbering_20_Symbols" style:num-prefix=" " style:num-suffix=" " style:num-format="1" text:display-levels="3">
        <style:list-level-properties text:space-before="1cm" text:min-label-width="0.499cm" text:min-label-distance="0.199cm"/>
      </text:list-level-style-number>
      <text:list-level-style-number text:level="4" text:style-name="Numbering_20_Symbols" style:num-prefix=" " style:num-suffix=" " style:num-format="a">
        <style:list-level-properties text:space-before="1.501cm" text:min-label-width="0.499cm" text:min-label-distance="0.199cm"/>
      </text:list-level-style-number>
      <text:list-level-style-number text:level="5" text:style-name="Numbering_20_Symbols" style:num-prefix=" " style:num-suffix=" " style:num-format="1" text:display-levels="5">
        <style:list-level-properties text:space-before="2cm" text:min-label-width="0.499cm" text:min-label-distance="0.199cm"/>
      </text:list-level-style-number>
      <text:list-level-style-number text:level="6" text:style-name="Numbering_20_Symbols" style:num-prefix=" " style:num-suffix=" " style:num-format="1" text:display-levels="6">
        <style:list-level-properties text:space-before="2.501cm" text:min-label-width="0.499cm" text:min-label-distance="0.199cm"/>
      </text:list-level-style-number>
      <text:list-level-style-number text:level="7" text:style-name="Numbering_20_Symbols" style:num-prefix=" " style:num-suffix=" " style:num-format="1" text:display-levels="7">
        <style:list-level-properties text:space-before="3.001cm" text:min-label-width="0.499cm" text:min-label-distance="0.199cm"/>
      </text:list-level-style-number>
      <text:list-level-style-number text:level="8" text:style-name="Numbering_20_Symbols" style:num-prefix=" " style:num-suffix=" " style:num-format="1" text:display-levels="8">
        <style:list-level-properties text:space-before="3.502cm" text:min-label-width="0.499cm" text:min-label-distance="0.199cm"/>
      </text:list-level-style-number>
      <text:list-level-style-number text:level="9" text:style-name="Numbering_20_Symbols" style:num-prefix=" " style:num-suffix=" " style:num-format="1" text:display-levels="9">
        <style:list-level-properties text:space-before="4.001cm" text:min-label-width="0.499cm" text:min-label-distance="0.199cm"/>
      </text:list-level-style-number>
      <text:list-level-style-number text:level="10" text:style-name="Numbering_20_Symbols" style:num-prefix=" " style:num-suffix=" " style:num-format="1" text:display-levels="10">
        <style:list-level-properties text:space-before="4.502cm" text:min-label-width="0.499cm" text:min-label-distance="0.1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pm1">
      <style:footer>
        <text:p text:style-name="Footer"><text:date style:data-style-name="N36" text:date-value="2006-01-24T11:24:14">24/01/2006</text:date>/<text:time style:data-style-name="N41" text:time-value="2006-01-24T11:24:14">11:24:14</text:time><text:tab/>Page <text:page-number text:select-page="current">10</text:page-number> of <text:page-count>10</text:page-count><text:tab/>Jelkin Anton, year 200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creation-date>2006-01-03T13:00:45</meta:creation-date>
    <dc:date>2006-01-24T11:24:14</dc:date>
    <dc:language>ru-RU</dc:language>
    <meta:editing-cycles>191</meta:editing-cycles>
    <meta:editing-duration>PT14H2M36S</meta:editing-duration>
    <meta:user-defined meta:name="Info 1"/>
    <meta:user-defined meta:name="Info 2"/>
    <meta:user-defined meta:name="Info 3"/>
    <meta:user-defined meta:name="Info 4"/>
    <meta:document-statistic meta:table-count="0" meta:image-count="0" meta:object-count="0" meta:page-count="10" meta:paragraph-count="249" meta:word-count="1838" meta:character-count="12482"/>
  </office:meta>
</office:document-meta>
</file>